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21pt"/>
    </style:style>
    <style:style style:name="co3" style:family="table-column">
      <style:table-column-properties fo:break-before="auto" style:column-width="184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font-weight="normal" fo:font-style="normal" style:letter-kerning="true" fo:letter-spacing="normal" fo:language="en" fo:country="US" style:language-asian="hi" style:country-asian="IN" style:font-name-asian="Arial Unicode MS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/>
      <table:table table:name="MODAC_GPIO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MODAC</text:p>
          </table:table-cell>
          <table:table-cell table:style-name="ce3" office:value-type="string" calcext:value-type="string">
            <text:p>WaveShare Use</text:p>
          </table:table-cell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NC (I2C SCL)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Outle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ay_5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ay_6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DOUT SPI data outpu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DIN SPI data input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SCK SPI clock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ay_4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ial TX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ial RX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ay_3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DY ADS1256 data ready, active low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<text:span text:style-name="T1">RESET </text:span>ADS1256 reset inpu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ay_2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lay_1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CS0 ADS1256 chip select, low activ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CS1 DAC8532 chip select, low activ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lay_8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lay_7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PDWN ADS1256 sync/power off input, low activ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c1</text:p>
          </table:table-cell>
          <table:table-cell/>
          <table:table-cell office:value-type="string" calcext:value-type="string">
            <text:p>id sc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2</text:p>
          </table:table-cell>
          <table:table-cell/>
          <table:table-cell office:value-type="string" calcext:value-type="string">
            <text:p>id sc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MODAC_GPIO.A1:MODAC_GPIO.D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9-07-12T17:37:04.909942000</meta:creation-date>
    <dc:date>2019-07-12T17:37:25.548169000</dc:date>
    <dc:creator>Jerry Isdale</dc:creator>
    <meta:editing-duration>PT21S</meta:editing-duration>
    <meta:editing-cycles>1</meta:editing-cycles>
    <meta:document-statistic meta:table-count="1" meta:cell-count="150" meta:object-count="0"/>
    <meta:generator>LibreOffice/6.0.4.2$MacOSX_X86_64 LibreOffice_project/9b0d9b32d5dcda91d2f1a96dc04c645c450872bf</meta:generator>
  </office:meta>
</office:document-meta>
</file>